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rializerTest2.test_writ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2.toJSONString( Object object , SerializerFeature ... 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ieldSerializerTest2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2.apply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